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 table:number-rows-repeated="10484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00-00-00</text:date>, <text:time style:data-style-name="N2" text:time-value="20:15:22.29912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3T23:06:07.943527296</dc:date>
    <meta:editing-duration>P3DT14H56M59S</meta:editing-duration>
    <meta:editing-cycles>125</meta:editing-cycles>
    <meta:document-statistic meta:table-count="5" meta:cell-count="2061" meta:object-count="0"/>
  </office:meta>
</office:document-meta>
</file>